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00000021C0FDBC4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NewRomanPSMT" svg:font-family="TimesNewRomanPSMT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.035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3" style:family="presentation" style:parent-style-name="Title_20_Slide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127cm" fo:padding-right="0.127cm" fo:wrap-option="wrap" loext:decorative="false"/>
      <style:paragraph-properties style:writing-mode="lr-tb"/>
    </style:style>
    <style:style style:name="pr7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11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12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14" style:family="presentation" style:parent-style-name="Title_20_and_20_Content-backgroundobjects" style:list-style-name="L6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center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loext:tab-stop-distance="1.27cm" style:font-independent-line-spacing="true">
        <style:tab-stops>
          <style:tab-stop style:position="0cm"/>
        </style:tab-stops>
      </style:paragraph-properties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76cm" fo:margin-bottom="0cm" fo:line-height="100%" fo:text-align="start" fo:text-indent="0cm" loext:tab-stop-distance="1.27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.176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42cm" fo:margin-bottom="0.35cm" fo:line-height="100%" fo:text-align="start" fo:text-indent="0cm" loext:tab-stop-distance="0.876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06cm" fo:margin-bottom="0cm" fo:line-height="100%" fo:text-align="start" fo:text-indent="0cm" loext:tab-stop-distance="0.876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font-style="normal" style:text-underline-style="none" fo:font-weight="bold" fo:background-color="transparent" style:font-name-asian="Times New Roman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2" style:family="text">
      <style:text-properties fo:font-variant="normal" fo:text-transform="none" fo:color="#88544d" loext:opacity="100%" style:text-outline="false" style:text-line-through-style="none" style:text-line-through-type="none" style:text-position="0% 100%" style:font-name="Times New Roman" fo:font-size="33pt" fo:letter-spacing="normal" fo:font-style="normal" style:text-underline-style="none" fo:font-weight="bold" fo:background-color="transparent" style:font-name-asian="Times New Roman" style:font-size-asian="33pt" style:font-style-asian="normal" style:font-weight-asian="bold" style:font-name-complex="Times New Roman" style:font-size-complex="33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font-style="normal" style:text-underline-style="none" fo:font-weight="bold" fo:background-color="transparent" style:font-name-asian="Times New Roman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font-style="normal" style:text-underline-style="none" fo:font-weight="normal" fo:background-color="transparent" style:font-name-asian="Times New Roman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NewRomanPSMT" fo:font-size="26pt" fo:letter-spacing="normal" fo:font-style="normal" style:text-underline-style="none" fo:font-weight="bold" fo:background-color="transparent" style:font-name-asian="TimesNewRomanPSMT" style:font-size-asian="26pt" style:font-style-asian="normal" style:font-weight-asian="bold" style:font-name-complex="TimesNewRomanPSMT" style:font-size-complex="2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pt" fo:letter-spacing="normal" fo:font-style="normal" style:text-underline-style="none" fo:font-weight="normal" fo:background-color="transparent" style:font-name-asian="Times New Roman" style:font-size-asian="27pt" style:font-style-asian="normal" style:font-weight-asian="normal" style:font-name-complex="Times New Roman" style:font-size-complex="27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.7000007629395pt" fo:letter-spacing="normal" fo:font-style="normal" style:text-underline-style="none" fo:font-weight="normal" fo:background-color="transparent" style:font-name-asian="Times New Roman" style:font-size-asian="20.7000007629395pt" style:font-style-asian="normal" style:font-weight-asian="normal" style:font-name-complex="Times New Roman" style:font-size-complex="20.7000007629395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.7000007629395pt" fo:letter-spacing="normal" fo:font-style="normal" style:text-underline-style="none" fo:font-weight="bold" fo:background-color="transparent" style:font-name-asian="Times New Roman" style:font-size-asian="20.7000007629395pt" style:font-style-asian="normal" style:font-weight-asian="bold" style:font-name-complex="Times New Roman" style:font-size-complex="20.7000007629395pt" style:font-style-complex="normal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26pt" fo:letter-spacing="normal" fo:font-style="normal" style:text-underline-style="solid" style:text-underline-width="auto" style:text-underline-color="font-color" fo:font-weight="bold" fo:background-color="transparent" style:font-name-asian="Times New Roman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font-style="normal" fo:text-shadow="none" style:text-underline-style="none" fo:font-weight="normal" style:letter-kerning="true" fo:background-color="transparent" style:font-name-asian="Times New Roma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font-style="normal" fo:text-shadow="none" style:text-underline-style="none" fo:font-weight="bold" style:letter-kerning="true" fo:background-color="transparent" style:font-name-asian="Times New Roman" style:font-size-asian="26pt" style:font-style-asian="normal" style:font-weight-asian="bold" style:font-name-complex="Times New Roman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57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exaFort S.r.l.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503cm" svg:y="4.847cm" presentation:class="title" presentation:user-transformed="true">
          <draw:text-box>
            <text:p text:style-name="P1"><text:span text:style-name="T1">HexaFort S.r.l.</text:span></text:p>
          </draw:text-box>
        </draw:frame>
        <draw:frame draw:name="Subtitle 2" presentation:style-name="pr2" draw:text-style-name="P4" draw:layer="layout" svg:width="17.779cm" svg:height="4.867cm" svg:x="3.81cm" svg:y="11.514cm" presentation:class="subtitle" presentation:user-transformed="true">
          <draw:text-box>
            <text:p text:style-name="P3"><text:span text:style-name="T2">Proteggiamo il tuo futuro digitale</text:span></text:p>
          </draw:text-box>
        </draw:frame>
        <draw:frame draw:name="Numero diapositiva" presentation:style-name="pr3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i siamo" draw:style-name="dp3" draw:master-page-name="Title_20_and_20_Content" presentation:presentation-page-layout-name="AL2T1">
        <draw:frame draw:name="Title 1" presentation:style-name="pr5" draw:text-style-name="P2" draw:layer="layout" svg:width="22.859cm" svg:height="3.174cm" svg:x="0.875cm" svg:y="1.877cm" presentation:class="title" presentation:user-transformed="true">
          <draw:text-box>
            <text:p text:style-name="P1"><text:span text:style-name="T1">Chi siamo</text:span></text:p>
          </draw:text-box>
        </draw:frame>
        <draw:frame draw:name="Content Placeholder 2" presentation:style-name="pr6" draw:text-style-name="P9" draw:layer="layout" svg:width="22.859cm" svg:height="12.571cm" svg:x="1.27cm" svg:y="7.858cm" presentation:class="outline" presentation:user-transformed="true">
          <draw:text-box>
            <text:list text:style-name="L3">
              <text:list-item>
                <text:p text:style-name="P7"><text:span text:style-name="T3">HexaFort S.r.l.</text:span><text:span text:style-name="T4"> è un’azienda italiana specializzata in sicurezza informatica, con oltre 3 giorni di esperienza.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Dal </text:span><text:span text:style-name="T3">21 APRILE 2025</text:span><text:span text:style-name="T4"> offriamo soluzioni innovative per proteggere le infrastrutture IT di imprese e istituzioni.</text:span></text:p>
              </text:list-item>
            </text:list>
          </draw:text-box>
        </draw:frame>
        <draw:frame draw:name="Numero diapositiva" presentation:style-name="pr7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nostre sedi" draw:style-name="dp4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1.194cm" presentation:class="title" presentation:user-transformed="true">
          <draw:text-box>
            <text:p text:style-name="P1"><text:span text:style-name="T1">Le nostre sedi</text:span></text:p>
          </draw:text-box>
        </draw:frame>
        <draw:frame draw:name="Content Placeholder 2" presentation:style-name="pr6" draw:text-style-name="P9" draw:layer="layout" svg:width="22.859cm" svg:height="12.571cm" svg:x="1.27cm" svg:y="7.499cm" presentation:class="outline" presentation:user-transformed="true">
          <draw:text-box>
            <text:list text:style-name="L3">
              <text:list-item>
                <text:p text:style-name="P7"><text:span text:style-name="T5">Occhiobello (RO)</text:span><text:span text:style-name="T4"> – Cuore dell’innovazione e centro operativo principale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5">Ramazzano le pulci (PG)</text:span><text:span text:style-name="T4"> – Punto di contatto con istituzioni pubbliche e grandi aziend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5">Campobasso (CB)</text:span><text:span text:style-name="T4"> – Presenza solida nel Sud Italia, vicini ai nostri clienti locali</text:span></text:p>
              </text:list-item>
            </text:list>
          </draw:text-box>
        </draw:frame>
        <draw:frame draw:name="Numero diapositiva" presentation:style-name="pr9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facciamo" draw:style-name="dp5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sa facciamo</text:span></text:p>
          </draw:text-box>
        </draw:frame>
        <draw:frame draw:name="Content Placeholder 2" presentation:style-name="pr6" draw:text-style-name="P9" draw:layer="layout" svg:width="22.859cm" svg:height="12.571cm" svg:x="1.27cm" svg:y="5.164cm" presentation:class="outline" presentation:user-transformed="true">
          <draw:text-box>
            <text:p text:style-name="P8"><text:span text:style-name="T6">• </text:span><text:span text:style-name="T6">Penetration Testing e Vulnerability Assessment</text:span></text:p>
            <text:p text:style-name="P8"><text:span text:style-name="T6"/></text:p>
            <text:p text:style-name="P8"><text:span text:style-name="T6">• </text:span><text:span text:style-name="T6">Monitoraggio e gestione delle minacce (SOC)</text:span></text:p>
            <text:p text:style-name="P8"><text:span text:style-name="T6"/></text:p>
            <text:p text:style-name="P8"><text:span text:style-name="T6">• </text:span><text:span text:style-name="T6">Consulenza su GDPR e conformità</text:span></text:p>
            <text:p text:style-name="P8"><text:span text:style-name="T6"/></text:p>
            <text:p text:style-name="P8"><text:span text:style-name="T6">• </text:span><text:span text:style-name="T6">Progettazione di infrastrutture sicure</text:span></text:p>
            <text:p text:style-name="P8"><text:span text:style-name="T6"/></text:p>
            <text:p text:style-name="P8"><text:span text:style-name="T6">• </text:span><text:span text:style-name="T6">Formazione e simulazioni di attacco</text:span></text:p>
          </draw:text-box>
        </draw:frame>
        <draw:frame draw:name="Numero diapositiva" presentation:style-name="pr10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nostra esperienza" draw:style-name="dp6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 nostra esperienza</text:span></text:p>
          </draw:text-box>
        </draw:frame>
        <draw:frame draw:name="Content Placeholder 2" presentation:style-name="pr6" draw:text-style-name="P9" draw:layer="layout" svg:width="22.859cm" svg:height="12.571cm" svg:x="1.27cm" svg:y="5.164cm" presentation:class="outline" presentation:user-transformed="true">
          <draw:text-box>
            <text:list text:style-name="L3">
              <text:list-item>
                <text:p text:style-name="P7"><text:span text:style-name="T7">🔐 </text:span><text:span text:style-name="T7">Oltre 5 progetti completati</text:span></text:p>
              </text:list-item>
            </text:list>
            <text:p text:style-name="P7"><text:span text:style-name="T7"/></text:p>
            <text:list text:continue-numbering="true" text:style-name="L3">
              <text:list-item>
                <text:p text:style-name="P7"><text:span text:style-name="T7">🤝 </text:span><text:span text:style-name="T7">Collaborazioni con realtà leader del settore</text:span></text:p>
              </text:list-item>
            </text:list>
            <text:p text:style-name="P7"><text:span text:style-name="T7"/></text:p>
            <text:list text:continue-numbering="true" text:style-name="L3">
              <text:list-item>
                <text:p text:style-name="P7"><text:span text:style-name="T7">🏆 </text:span><text:span text:style-name="T7">Team certificato (CEH, CISSP, ISO 27001, etc.)</text:span></text:p>
              </text:list-item>
            </text:list>
            <text:p text:style-name="P7"><text:span text:style-name="T7"/></text:p>
            <text:list text:continue-numbering="true" text:style-name="L3">
              <text:list-item>
                <text:p text:style-name="P7"><text:span text:style-name="T7">🕵️ </text:span><text:span text:style-name="T7">Partner tecnologici con i principali vendor di sicurezza</text:span></text:p>
              </text:list-item>
            </text:list>
          </draw:text-box>
        </draw:frame>
        <draw:frame draw:name="Numero diapositiva" presentation:style-name="pr11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nostra missione" draw:style-name="dp7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 nostra missione</text:span></text:p>
          </draw:text-box>
        </draw:frame>
        <draw:frame draw:name="Content Placeholder 2" presentation:style-name="pr6" draw:text-style-name="P9" draw:layer="layout" svg:width="22.859cm" svg:height="12.571cm" svg:x="1.019cm" svg:y="6.996cm" presentation:class="outline" presentation:user-transformed="true">
          <draw:text-box>
            <text:list text:style-name="L3">
              <text:list-item>
                <text:p text:style-name="P7"><text:span text:style-name="T4">"Rendere il mondo digitale un luogo più sicuro, un’azienda alla volta.”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Crediamo nella prevenzione, nella formazione continua e nella costruzione di sistemi resilienti.</text:span></text:p>
              </text:list-item>
            </text:list>
          </draw:text-box>
        </draw:frame>
        <draw:frame draw:name="Numero diapositiva" presentation:style-name="pr12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i di successo" draw:style-name="dp8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asi di successo</text:span></text:p>
          </draw:text-box>
        </draw:frame>
        <draw:frame draw:name="Content Placeholder 2" presentation:style-name="pr6" draw:text-style-name="P9" draw:layer="layout" svg:width="22.859cm" svg:height="12.571cm" svg:x="1.27cm" svg:y="4.445cm" presentation:class="outline" presentation:user-transformed="true">
          <draw:text-box>
            <text:p text:style-name="P10"><text:span text:style-name="T8">🔹 </text:span><text:span text:style-name="T9">le Poste italiane di (occhiobello)</text:span></text:p>
            <text:list text:style-name="L5">
              <text:list-item>
                <text:p text:style-name="P11"><text:span text:style-name="T8"><text:s/></text:span><text:span text:style-name="T8">SIEM avanzato e monitoraggio H24. Incrementata efficienza del 7% <text:s/></text:span></text:p>
              </text:list-item>
            </text:list>
            <text:p text:style-name="P11"><text:span text:style-name="T8"/></text:p>
            <text:p text:style-name="P11"><text:span text:style-name="T8">🔹 </text:span><text:span text:style-name="T9">Gruppo Energetico Nazionale</text:span></text:p>
            <text:list text:continue-numbering="true" text:style-name="L5">
              <text:list-item>
                <text:p text:style-name="P11"><text:span text:style-name="T8"><text:s text:c="2"/></text:span><text:span text:style-name="T8">Cyber risk assessment e sicurezza OT in ambienti industriali.</text:span></text:p>
              </text:list-item>
            </text:list>
            <text:p text:style-name="P11"><text:span text:style-name="T8"/></text:p>
            <text:p text:style-name="P11"><text:span text:style-name="T8">🔹 </text:span><text:span text:style-name="T9">Università degli studi del Molise (Campobasso)</text:span></text:p>
            <text:list text:continue-numbering="true" text:style-name="L5">
              <text:list-item>
                <text:p text:style-name="P11"><text:span text:style-name="T8"><text:s text:c="2"/></text:span><text:span text:style-name="T8">Simulazioni ransomware per aumentare la consapevolezza.</text:span></text:p>
              </text:list-item>
            </text:list>
            <text:p text:style-name="P11"><text:span text:style-name="T8"/></text:p>
            <text:p text:style-name="P11"><text:span text:style-name="T8">🔹 </text:span><text:span text:style-name="T9">Startup Fintech Ramazzanese</text:span></text:p>
            <text:list text:continue-numbering="true" text:style-name="L5">
              <text:list-item>
                <text:p text:style-name="P11"><text:span text:style-name="T8"><text:s text:c="2"/></text:span><text:span text:style-name="T8">Consulenza GDPR e crittografia end-to-end per i dati sensibili.</text:span></text:p>
              </text:list-item>
            </text:list>
          </draw:text-box>
        </draw:frame>
        <draw:frame draw:name="Numero diapositiva" presentation:style-name="pr13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ttaci" draw:style-name="dp9" draw:master-page-name="Title_20_and_20_Content" presentation:presentation-page-layout-name="AL2T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attaci</text:span></text:p>
          </draw:text-box>
        </draw:frame>
        <draw:frame draw:name="Content Placeholder 2" presentation:style-name="pr6" draw:text-style-name="P9" draw:layer="layout" svg:width="22.859cm" svg:height="12.571cm" svg:x="1.27cm" svg:y="5.343cm" presentation:class="outline" presentation:user-transformed="true">
          <draw:text-box>
            <text:list text:style-name="L3">
              <text:list-item>
                <text:p text:style-name="P7"><text:span text:style-name="T4">📧 </text:span><text:span text:style-name="T10"><text:a xlink:href="mailto:info@hexafort.it" xlink:type="simple">info@hexafort.it</text:a></text:span></text:p>
              </text:list-item>
            </text:list>
            <text:p text:style-name="P7"><text:span text:style-name="T4"/></text:p>
            <text:p text:style-name="P7"><text:span text:style-name="T4"/></text:p>
            <text:list text:continue-numbering="true" text:style-name="L3">
              <text:list-item>
                <text:p text:style-name="P7"><text:span text:style-name="T11">🌐 </text:span><text:span text:style-name="T10"><text:a xlink:href="http://www.hexafort.it/" xlink:type="simple">www.hexafort.it</text:a></text:span></text:p>
              </text:list-item>
            </text:list>
            <text:p text:style-name="P7"><text:span text:style-name="T4"/></text:p>
            <text:p text:style-name="P8"><text:span text:style-name="T4"/></text:p>
            <text:list text:continue-numbering="true" text:style-name="L3">
              <text:list-item>
                <text:p text:style-name="P12"><text:span text:style-name="T11">📍 </text:span><text:span text:style-name="T12">Sedi: Rovigo | Perugia | </text:span><text:span text:style-name="T5">Campobasso</text:span></text:p>
              </text:list-item>
            </text:list>
          </draw:text-box>
        </draw:frame>
        <draw:frame draw:name="Numero diapositiva" presentation:style-name="pr14" draw:text-style-name="P5" draw:layer="layout" svg:width="0.503cm" svg:height="0.689cm" svg:x="23.626cm" svg:y="17.819cm" presentation:class="page-numb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NewRomanPSMT" svg:font-family="TimesNewRomanPSMT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1000002D00000021C0FDBC483.png" xlink:type="simple" xlink:show="embed" xlink:actuate="onLoad"/>
    <draw:fill-image draw:name="msFillBitmap_20_2" draw:display-name="msFillBitmap 2" xlink:href="Pictures/10000001000002D00000021C0FDBC483.png" xlink:type="simple" xlink:show="embed" xlink:actuate="onLoad"/>
    <draw:fill-image draw:name="msFillBitmap_20_3" draw:display-name="msFillBitmap 3" xlink:href="Pictures/10000001000002D00000021C0FDBC483.png" xlink:type="simple" xlink:show="embed" xlink:actuate="onLoad"/>
    <draw:fill-image draw:name="msFillBitmap_20_4" draw:display-name="msFillBitmap 4" xlink:href="Pictures/10000001000002D00000021C0FDBC483.png" xlink:type="simple" xlink:show="embed" xlink:actuate="onLoad"/>
    <draw:fill-image draw:name="msFillBitmap_20_5" draw:display-name="msFillBitmap 5" xlink:href="Pictures/10000001000002D00000021C0FDBC483.png" xlink:type="simple" xlink:show="embed" xlink:actuate="onLoad"/>
    <draw:fill-image draw:name="msFillBitmap_20_6" draw:display-name="msFillBitmap 6" xlink:href="Pictures/10000001000002D00000021C0FDBC483.png" xlink:type="simple" xlink:show="embed" xlink:actuate="onLoad"/>
    <draw:fill-image draw:name="msFillBitmap_20_7" draw:display-name="msFillBitmap 7" xlink:href="Pictures/10000001000002D00000021C0FDBC483.png" xlink:type="simple" xlink:show="embed" xlink:actuate="onLoad"/>
    <draw:fill-image draw:name="msFillBitmap_20_8" draw:display-name="msFillBitmap 8" xlink:href="Pictures/10000001000002D00000021C0FDBC48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icture_20_with_20_Caption-title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2" style:family="presentation" style:parent-style-name="Picture_20_with_20_Caption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" style:family="presentation" style:parent-style-name="Picture_20_with_20_Caption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Slide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7" style:family="presentation" style:parent-style-name="Title_20_Slide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8" style:family="presentation" style:parent-style-name="Title_20_Slide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and_20_Content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ection_20_Header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17" style:family="presentation" style:parent-style-name="Section_20_Header-outline1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8" style:family="presentation" style:parent-style-name="Section_20_Header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9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wo_20_Content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22" style:family="presentation" style:parent-style-name="Two_20_Conte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3" style:family="presentation" style:parent-style-name="Two_20_Conte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Comparison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27" style:family="presentation" style:parent-style-name="Comparison-outline1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8" style:family="presentation" style:parent-style-name="Comparison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9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0_Only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32" style:family="presentation" style:parent-style-name="Title_20_Only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Blank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Content_20_with_20_Caption-title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39" style:family="presentation" style:parent-style-name="Content_20_with_20_Caption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106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.106cm" fo:margin-bottom="0cm" fo:line-height="100%" fo:text-align="start" fo:text-indent="1.27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106cm" fo:margin-bottom="0cm" fo:line-height="100%" fo:text-align="start" fo:text-indent="2.54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106cm" fo:margin-bottom="0cm" fo:line-height="100%" fo:text-align="start" fo:text-indent="3.81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06cm" fo:margin-bottom="0cm" fo:line-height="100%" fo:text-align="start" fo:text-indent="5.08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247cm" fo:margin-bottom="0cm" fo:line-height="100%" fo:text-align="center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loext:tab-stop-distance="1.27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247cm" fo:margin-bottom="0cm" fo:line-height="100%" fo:text-align="start" fo:text-indent="0cm" loext:tab-stop-distance="1.27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1" style:family="paragraph">
      <style:paragraph-properties fo:margin-left="0cm" fo:margin-right="0cm" fo:margin-top="0.141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 loext:tab-stop-distance="1.27cm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.176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bold" fo:background-color="transparent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MT5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bold" fo:background-color="transparent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MT8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1" draw:text-style-name="MP6" draw:layer="backgroundobjects" svg:width="15.239cm" svg:height="1.573cm" svg:x="4.979cm" svg:y="13.335cm" presentation:class="title" presentation:user-transformed="true">
        <draw:text-box>
          <text:p text:style-name="MP5"><text:span text:style-name="MT2">Titolo Testo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Corpo livello uno…" presentation:style-name="Mpr2" draw:text-style-name="MP12" draw:layer="backgroundobjects" svg:width="15.239cm" svg:height="2.235cm" svg:x="4.979cm" svg:y="14.909cm" presentation:class="outline" presentation:user-transformed="true">
        <draw:text-box>
          <text:p text:style-name="MP7"><text:span text:style-name="MT3">Corpo livello uno</text:span></text:p>
          <text:p text:style-name="MP8"><text:span text:style-name="MT3">Corpo livello due</text:span></text:p>
          <text:p text:style-name="MP9"><text:span text:style-name="MT3">Corpo livello tre</text:span></text:p>
          <text:p text:style-name="MP10"><text:span text:style-name="MT3">Corpo livello quattro</text:span></text:p>
          <text:p text:style-name="MP11"><text:span text:style-name="MT3">Corpo livello cinque</text:span></text:p>
        </draw:text-box>
      </draw:frame>
      <draw:frame draw:name="Numero diapositiva" presentation:style-name="Mpr3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6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4">Titolo Testo</text:span></text:p>
        </draw:text-box>
      </draw:frame>
      <draw:frame draw:name="Corpo livello uno…" presentation:style-name="Mpr7" draw:text-style-name="MP18" draw:layer="backgroundobjects" svg:width="17.779cm" svg:height="4.867cm" svg:x="3.81cm" svg:y="10.795cm" presentation:class="outline" presentation:user-transformed="true">
        <draw:text-box>
          <text:list text:style-name="ML2">
            <text:list-item>
              <text:p text:style-name="MP16"><text:span text:style-name="MT5">Corpo livello uno</text:span></text:p>
              <text:list>
                <text:list-item>
                  <text:p text:style-name="MP17"><text:span text:style-name="MT5">Corpo livello due</text:span></text:p>
                  <text:list>
                    <text:list-item>
                      <text:p text:style-name="MP17"><text:span text:style-name="MT5">Corpo livello tre</text:span></text:p>
                      <text:list>
                        <text:list-item>
                          <text:p text:style-name="MP17"><text:span text:style-name="MT5">Corpo livello quattro</text:span></text:p>
                          <text:list>
                            <text:list-item>
                              <text:p text:style-name="MP17"><text:span text:style-name="MT5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8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11" draw:text-style-name="MP15" draw:layer="backgroundobjects" svg:width="22.859cm" svg:height="3.174cm" svg:x="1.27cm" svg:y="0.763cm" presentation:class="title" presentation:user-transformed="true">
        <draw:text-box>
          <text:p text:style-name="MP14"><text:span text:style-name="MT4">Titolo Testo</text:span></text:p>
        </draw:text-box>
      </draw:frame>
      <draw:frame draw:name="Corpo livello uno…" presentation:style-name="Mpr12" draw:text-style-name="MP18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19"><text:span text:style-name="MT6">Corpo livello uno</text:span></text:p>
              <text:list>
                <text:list-item>
                  <text:p text:style-name="MP19"><text:span text:style-name="MT6">Corpo livello due</text:span></text:p>
                  <text:list>
                    <text:list-item>
                      <text:p text:style-name="MP19"><text:span text:style-name="MT6">Corpo livello tre</text:span></text:p>
                      <text:list>
                        <text:list-item>
                          <text:p text:style-name="MP19"><text:span text:style-name="MT6">Corpo livello quattro</text:span></text:p>
                          <text:list>
                            <text:list-item>
                              <text:p text:style-name="MP19"><text:span text:style-name="MT6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13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16" draw:text-style-name="MP20" draw:layer="backgroundobjects" svg:width="21.589cm" svg:height="3.783cm" svg:x="2.006cm" svg:y="12.241cm" presentation:class="title" presentation:user-transformed="true">
        <draw:text-box>
          <text:p text:style-name="MP5"><text:span text:style-name="MT7">Titolo Testo</text:span></text:p>
        </draw:text-box>
      </draw:frame>
      <draw:frame draw:name="Corpo livello uno…" presentation:style-name="Mpr17" draw:text-style-name="MP6" draw:layer="backgroundobjects" svg:width="21.589cm" svg:height="4.166cm" svg:x="2.006cm" svg:y="8.074cm" presentation:class="outline" presentation:user-transformed="true">
        <draw:text-box>
          <text:list text:style-name="ML2">
            <text:list-item>
              <text:p text:style-name="MP21"><text:span text:style-name="MT8">Corpo livello uno</text:span></text:p>
              <text:list>
                <text:list-item>
                  <text:p text:style-name="MP17"><text:span text:style-name="MT8">Corpo livello due</text:span></text:p>
                  <text:list>
                    <text:list-item>
                      <text:p text:style-name="MP17"><text:span text:style-name="MT8">Corpo livello tre</text:span></text:p>
                      <text:list>
                        <text:list-item>
                          <text:p text:style-name="MP17"><text:span text:style-name="MT8">Corpo livello quattro</text:span></text:p>
                          <text:list>
                            <text:list-item>
                              <text:p text:style-name="MP17"><text:span text:style-name="MT8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18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21" draw:text-style-name="MP15" draw:layer="backgroundobjects" svg:width="22.859cm" svg:height="3.174cm" svg:x="1.27cm" svg:y="0.763cm" presentation:class="title" presentation:user-transformed="true">
        <draw:text-box>
          <text:p text:style-name="MP14"><text:span text:style-name="MT4">Titolo Testo</text:span></text:p>
        </draw:text-box>
      </draw:frame>
      <draw:frame draw:name="Corpo livello uno…" presentation:style-name="Mpr22" draw:text-style-name="MP23" draw:layer="backgroundobjects" svg:width="11.217cm" svg:height="12.571cm" svg:x="1.27cm" svg:y="4.445cm" presentation:class="outline" presentation:user-transformed="true">
        <draw:text-box>
          <text:list text:style-name="ML2">
            <text:list-item>
              <text:p text:style-name="MP22"><text:span text:style-name="MT9">Corpo livello uno</text:span></text:p>
              <text:list>
                <text:list-item>
                  <text:p text:style-name="MP22"><text:span text:style-name="MT9">Corpo livello due</text:span></text:p>
                  <text:list>
                    <text:list-item>
                      <text:p text:style-name="MP22"><text:span text:style-name="MT9">Corpo livello tre</text:span></text:p>
                      <text:list>
                        <text:list-item>
                          <text:p text:style-name="MP22"><text:span text:style-name="MT9">Corpo livello quattro</text:span></text:p>
                          <text:list>
                            <text:list-item>
                              <text:p text:style-name="MP22"><text:span text:style-name="MT9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23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26" draw:text-style-name="MP15" draw:layer="backgroundobjects" svg:width="22.859cm" svg:height="3.174cm" svg:x="1.27cm" svg:y="0.763cm" presentation:class="title" presentation:user-transformed="true">
        <draw:text-box>
          <text:p text:style-name="MP14"><text:span text:style-name="MT4">Titolo Testo</text:span></text:p>
        </draw:text-box>
      </draw:frame>
      <draw:frame draw:name="Corpo livello uno…" presentation:style-name="Mpr27" draw:text-style-name="MP25" draw:layer="backgroundobjects" svg:width="11.222cm" svg:height="1.776cm" svg:x="1.27cm" svg:y="4.264cm" presentation:class="outline" presentation:user-transformed="true">
        <draw:text-box>
          <text:list text:style-name="ML2">
            <text:list-item>
              <text:p text:style-name="MP24"><text:span text:style-name="MT10">Corpo livello uno</text:span></text:p>
              <text:list>
                <text:list-item>
                  <text:p text:style-name="MP17"><text:span text:style-name="MT10">Corpo livello due</text:span></text:p>
                  <text:list>
                    <text:list-item>
                      <text:p text:style-name="MP17"><text:span text:style-name="MT10">Corpo livello tre</text:span></text:p>
                      <text:list>
                        <text:list-item>
                          <text:p text:style-name="MP17"><text:span text:style-name="MT10">Corpo livello quattro</text:span></text:p>
                          <text:list>
                            <text:list-item>
                              <text:p text:style-name="MP17"><text:span text:style-name="MT10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Comparison-outline1" draw:layer="backgroundobjects" svg:width="11.226cm" svg:height="1.776cm" svg:x="12.903cm" svg:y="4.264cm" presentation:class="outline" presentation:placeholder="true" presentation:user-transformed="true">
        <draw:text-box/>
      </draw:frame>
      <draw:frame draw:name="Numero diapositiva" presentation:style-name="Mpr28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31" draw:text-style-name="MP15" draw:layer="backgroundobjects" svg:width="22.859cm" svg:height="3.174cm" svg:x="1.27cm" svg:y="0.763cm" presentation:class="title" presentation:user-transformed="true">
        <draw:text-box>
          <text:p text:style-name="MP14"><text:span text:style-name="MT4">Titolo Testo</text:span></text:p>
        </draw:text-box>
      </draw:frame>
      <draw:frame draw:name="Numero diapositiva" presentation:style-name="Mpr32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Numero diapositiva" presentation:style-name="Mpr35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ff00ff"/>
        </loext:theme-colors>
      </loext:theme>
      <draw:frame draw:name="Titolo Testo" presentation:style-name="Mpr38" draw:text-style-name="MP6" draw:layer="backgroundobjects" svg:width="8.355cm" svg:height="3.227cm" svg:x="1.27cm" svg:y="0.758cm" presentation:class="title" presentation:user-transformed="true">
        <draw:text-box>
          <text:p text:style-name="MP5"><text:span text:style-name="MT2">Titolo Testo</text:span></text:p>
        </draw:text-box>
      </draw:frame>
      <draw:frame draw:name="Corpo livello uno…" presentation:style-name="Mpr39" draw:text-style-name="MP18" draw:layer="backgroundobjects" svg:width="14.198cm" svg:height="16.258cm" svg:x="9.931cm" svg:y="0.758cm" presentation:class="outline" presentation:user-transformed="true">
        <draw:text-box>
          <text:list text:style-name="ML2">
            <text:list-item>
              <text:p text:style-name="MP19"><text:span text:style-name="MT6">Corpo livello uno</text:span></text:p>
              <text:list>
                <text:list-item>
                  <text:p text:style-name="MP19"><text:span text:style-name="MT6">Corpo livello due</text:span></text:p>
                  <text:list>
                    <text:list-item>
                      <text:p text:style-name="MP19"><text:span text:style-name="MT6">Corpo livello tre</text:span></text:p>
                      <text:list>
                        <text:list-item>
                          <text:p text:style-name="MP19"><text:span text:style-name="MT6">Corpo livello quattro</text:span></text:p>
                          <text:list>
                            <text:list-item>
                              <text:p text:style-name="MP19"><text:span text:style-name="MT6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Content_20_with_20_Caption-outline1" draw:layer="backgroundobjects" svg:width="8.355cm" svg:height="13.03cm" svg:x="1.27cm" svg:y="3.986cm" presentation:class="outline" presentation:placeholder="true" presentation:user-transformed="true">
        <draw:text-box/>
      </draw:frame>
      <draw:frame draw:name="Numero diapositiva" presentation:style-name="Mpr40" draw:text-style-name="MP13" draw:layer="backgroundobjects" svg:width="0.717cm" svg:height="0.689cm" svg:x="23.412cm" svg:y="17.819cm" presentation:class="page-number" presentation:user-transformed="true">
        <draw:text-box>
          <text:p/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24T15:53:51.069000000</dc:date>
    <meta:editing-duration>PT2M52S</meta:editing-duration>
    <meta:editing-cycles>2</meta:editing-cycles>
    <meta:generator>LibreOffice/24.8.6.2$Windows_X86_64 LibreOffice_project/6d98ba145e9a8a39fc57bcc76981d1fb1316c60c</meta:generator>
    <meta:document-statistic meta:object-count="131"/>
  </office:meta>
</office:document-meta>
</file>